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1cm" svg:height="0.624cm" svg:x="8.75cm" svg:y="13.952cm">
            <draw:text-box>
              <text:p text:style-name="P1"><text:span text:style-name="T1">E</text:span></text:p>
            </draw:text-box>
          </draw:frame>
          <draw:frame draw:style-name="gr1" draw:text-style-name="P2" draw:layer="layout" svg:width="0.684cm" svg:height="0.624cm" svg:x="12.2cm" svg:y="12.836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748cm" svg:height="0.624cm" svg:x="11.852cm" svg:y="15.078cm">
            <draw:text-box>
              <text:p text:style-name="P1"><text:span text:style-name="T1">G</text:span></text:p>
            </draw:text-box>
          </draw:frame>
          <draw:frame draw:style-name="gr1" draw:text-style-name="P2" draw:layer="layout" svg:width="0.739cm" svg:height="0.624cm" svg:x="8.487cm" svg:y="16.166cm">
            <draw:text-box>
              <text:p text:style-name="P1"><text:span text:style-name="T1">H</text:span></text:p>
            </draw:text-box>
          </draw:frame>
          <draw:frame draw:style-name="gr1" draw:text-style-name="P2" draw:layer="layout" svg:width="0.718cm" svg:height="0.624cm" svg:x="10.744cm" svg:y="15.469cm">
            <draw:text-box>
              <text:p text:style-name="P1"><text:span text:style-name="T1">Z</text:span></text:p>
            </draw:text-box>
          </draw:frame>
          <draw:frame draw:style-name="gr1" draw:text-style-name="P2" draw:layer="layout" svg:width="0.815cm" svg:height="0.624cm" svg:x="10.043cm" svg:y="13.434cm">
            <draw:text-box>
              <text:p text:style-name="P1"><text:span text:style-name="T1">W</text:span></text:p>
            </draw:text-box>
          </draw:frame>
          <draw:frame draw:style-name="gr1" draw:text-style-name="P2" draw:layer="layout" svg:width="0.68cm" svg:height="0.624cm" svg:x="8.65cm" svg:y="14.407cm">
            <draw:text-box>
              <text:p text:style-name="P1"><text:span text:style-name="T1">L</text:span></text:p>
            </draw:text-box>
          </draw:frame>
          <draw:frame draw:style-name="gr1" draw:text-style-name="P2" draw:layer="layout" svg:width="0.709cm" svg:height="0.624cm" svg:x="12.047cm" svg:y="14.64cm">
            <draw:text-box>
              <text:p text:style-name="P1"><text:span text:style-name="T1">K</text:span></text:p>
            </draw:text-box>
          </draw:frame>
          <draw:line draw:style-name="gr2" draw:text-style-name="P3" draw:layer="layout" svg:x1="9.023cm" svg:y1="16.317cm" svg:x2="12.152cm" svg:y2="15.176cm">
            <text:p/>
          </draw:line>
          <draw:line draw:style-name="gr2" draw:text-style-name="P3" draw:layer="layout" svg:x1="9.233cm" svg:y1="14.46cm" svg:x2="12.362cm" svg:y2="13.317cm">
            <text:p/>
          </draw:line>
          <draw:line draw:style-name="gr2" draw:text-style-name="P3" draw:layer="layout" svg:x1="9.233cm" svg:y1="14.46cm" svg:x2="9.023cm" svg:y2="16.317cm">
            <text:p/>
          </draw:line>
          <draw:line draw:style-name="gr2" draw:text-style-name="P3" draw:layer="layout" svg:x1="12.362cm" svg:y1="13.317cm" svg:x2="12.152cm" svg:y2="15.176cm">
            <text:p/>
          </draw:line>
          <draw:line draw:style-name="gr3" draw:text-style-name="P3" draw:layer="layout" svg:x1="12.175cm" svg:y1="14.991cm" svg:x2="9.215cm" svg:y2="14.647cm">
            <text:p/>
          </draw:line>
          <draw:polyline draw:style-name="gr4" draw:text-style-name="P4" draw:layer="layout" svg:width="0.165cm" svg:height="0.16cm" draw:transform="skewX (-0.0108210413623648) rotate (3.02517919248177) translate (9.3596111111112cm 14.8301944444401cm)" svg:viewBox="0 0 166 161" draw:points="0,161 4,2 166,0">
            <text:p/>
          </draw:polyline>
          <draw:polyline draw:style-name="gr5" draw:text-style-name="P4" draw:layer="layout" svg:width="0.168cm" svg:height="0.167cm" draw:transform="skewX (-0.010471975511966) rotate (-0.11414453308043) translate (9.2061527777776cm 14.6212916666667cm)" svg:viewBox="0 0 169 168" draw:points="0,168 7,0 169,28">
            <text:p/>
          </draw:polyline>
          <draw:polyline draw:style-name="gr4" draw:text-style-name="P4" draw:layer="layout" svg:width="0.145cm" svg:height="0.167cm" draw:transform="rotate (-0.115191730631627) translate (12.0248472222222cm 14.8019722222222cm)" svg:viewBox="0 0 146 168" draw:points="4,168 0,0 146,2">
            <text:p/>
          </draw:polyline>
          <draw:polyline draw:style-name="gr5" draw:text-style-name="P4" draw:layer="layout" svg:width="0.142cm" svg:height="0.168cm" draw:transform="skewX (-0.010471975511966) rotate (3.02378292908018) translate (12.1712500000001cm 14.9929444444446cm)" svg:viewBox="0 0 143 169" draw:points="0,169 0,0 143,5">
            <text:p/>
          </draw:polyline>
          <draw:line draw:style-name="gr3" draw:text-style-name="P3" draw:layer="layout" svg:x1="10.487cm" svg:y1="14.003cm" svg:x2="11.057cm" svg:y2="15.575cm">
            <text:p/>
          </draw:line>
          <draw:polyline draw:style-name="gr4" draw:text-style-name="P4" draw:layer="layout" svg:width="0.165cm" svg:height="0.163cm" draw:transform="skewX (0.0108210413623648) rotate (0.358839694210034) translate (11.0000277777778cm 15.4185694444444cm)" svg:viewBox="0 0 166 164" draw:points="0,0 166,0 166,164">
            <text:p/>
          </draw:polyline>
          <draw:polyline draw:style-name="gr4" draw:text-style-name="P4" draw:layer="layout" svg:width="0.167cm" svg:height="0.165cm" draw:transform="skewX (-0.0211184839491313) rotate (-2.80648943720688) translate (10.5449444444444cm 14.1636805555556cm)" svg:viewBox="0 0 168 166" draw:points="0,0 168,4 166,166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52:40.835135083</meta:creation-date>
    <dc:date>2018-03-16T15:53:54.338632905</dc:date>
    <meta:editing-duration>PT1M13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